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600000079F5B36B51.png"/>
  <manifest:file-entry manifest:media-type="image/svg+xml" manifest:full-path="Pictures/100037D900000F8B00000C75A706165A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125cm"/>
    </style:style>
    <style:style style:name="gr4" style:family="graphic" style:parent-style-name="standard">
      <style:graphic-properties draw:stroke="none" svg:stroke-color="#000000" draw:fill="none" draw:fill-color="#ffffff" fo:min-height="3.74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Курсив" style:font-family-generic="roman" style:font-pitch="variable" fo:font-size="32pt"/>
    </style:style>
    <style:style style:name="T1" style:family="text">
      <style:text-properties fo:font-family="'Times New Roman'" style:font-style-name="Курсив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1cm" svg:height="2.9cm" svg:x="4.2cm" svg:y="4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978cm" svg:height="3.188cm" svg:x="7.822cm" svg:y="8.5cm">
          <draw:image xlink:href="Pictures/100002010000009600000079F5B36B51.png" xlink:type="simple" xlink:show="embed" xlink:actuate="onLoad"/>
          <draw:image xlink:href="Pictures/100037D900000F8B00000C75A706165A.svg" xlink:type="simple" xlink:show="embed" xlink:actuate="onLoad">
            <text:p/>
          </draw:image>
        </draw:frame>
        <draw:custom-shape draw:style-name="gr1" draw:text-style-name="P1" draw:layer="layout" svg:width="4.1cm" svg:height="2.9cm" svg:x="11.3cm" svg:y="4.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cm" svg:height="3.375cm" svg:x="5.2cm" svg:y="5cm">
          <draw:text-box>
            <text:p text:style-name="P2"><text:span text:style-name="T1">назад</text:span></text:p>
          </draw:text-box>
        </draw:frame>
        <draw:frame draw:style-name="gr3" draw:text-style-name="P2" draw:layer="layout" svg:width="5.1cm" svg:height="3.375cm" svg:x="11.2cm" svg:y="5cm">
          <draw:text-box>
            <text:p text:style-name="P2"><text:span text:style-name="T1">вперёд</text:span></text:p>
          </draw:text-box>
        </draw:frame>
        <draw:frame draw:style-name="gr4" draw:text-style-name="P2" draw:layer="layout" svg:width="7.8cm" svg:height="3.998cm" svg:x="7.1cm" svg:y="11.402cm">
          <draw:text-box>
            <text:p text:style-name="P2">на главну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на Головастов</meta:initial-creator>
    <meta:creation-date>2015-10-27T19:21:03.54</meta:creation-date>
    <dc:date>2015-10-28T15:09:42.51</dc:date>
    <dc:creator>Алена Головастов</dc:creator>
    <meta:editing-duration>PT6H32M34S</meta:editing-duration>
    <meta:editing-cycles>2</meta:editing-cycles>
    <meta:generator>OpenOffice/4.1.1$Win32 OpenOffice.org_project/411m6$Build-9775</meta:generator>
    <meta:document-statistic meta:object-count="6"/>
  </office:meta>
</office:document-meta>
</file>